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2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5.001cm"/>
    </style:style>
    <style:style style:name="Table1.D" style:family="table-column">
      <style:table-column-properties style:column-width="4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52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5.001cm"/>
    </style:style>
    <style:style style:name="Table2.D" style:family="table-column">
      <style:table-column-properties style:column-width="4.0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521cm" table:align="left" style:writing-mode="lr-tb"/>
    </style:style>
    <style:style style:name="Table3.A" style:family="table-column">
      <style:table-column-properties style:column-width="4.251cm"/>
    </style:style>
    <style:style style:name="Table3.B" style:family="table-column">
      <style:table-column-properties style:column-width="5.001cm"/>
    </style:style>
    <style:style style:name="Table3.D" style:family="table-column">
      <style:table-column-properties style:column-width="4.01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521cm" table:align="left" style:writing-mode="lr-tb"/>
    </style:style>
    <style:style style:name="Table4.A" style:family="table-column">
      <style:table-column-properties style:column-width="4.251cm"/>
    </style:style>
    <style:style style:name="Table4.B" style:family="table-column">
      <style:table-column-properties style:column-width="5.001cm"/>
    </style:style>
    <style:style style:name="Table4.D" style:family="table-column">
      <style:table-column-properties style:column-width="4.01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521cm" table:align="left" style:writing-mode="lr-tb"/>
    </style:style>
    <style:style style:name="Table5.A" style:family="table-column">
      <style:table-column-properties style:column-width="4.251cm"/>
    </style:style>
    <style:style style:name="Table5.B" style:family="table-column">
      <style:table-column-properties style:column-width="5.001cm"/>
    </style:style>
    <style:style style:name="Table5.D" style:family="table-column">
      <style:table-column-properties style:column-width="4.01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.521cm" table:align="left" style:writing-mode="lr-tb"/>
    </style:style>
    <style:style style:name="Table6.A" style:family="table-column">
      <style:table-column-properties style:column-width="4.251cm"/>
    </style:style>
    <style:style style:name="Table6.B" style:family="table-column">
      <style:table-column-properties style:column-width="5.001cm"/>
    </style:style>
    <style:style style:name="Table6.D" style:family="table-column">
      <style:table-column-properties style:column-width="4.01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n" fo:country="US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1" style:family="paragraph" style:parent-style-name="Standard">
      <style:paragraph-properties fo:margin-left="6.244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1pt" style:font-size-asian="11pt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>ЯВОЧНЫЙ ЛИСТ</text:p>
      <text:p text:style-name="P5"/>
      <text:p text:style-name="P7"><text:span text:style-name="T5">к протоколу № </text:span><text:span text:style-name="T7">7</text:span></text:p>
      <text:p text:style-name="P11"><text:span text:style-name="T5">17 декабря 2024 г. <text:s/></text:span></text:p>
      <text:p text:style-name="P5"/>
      <text:p text:style-name="Standard"><text:span text:style-name="T5">На заседания диссертационного совета ПДС 0200.005 <text:s/></text:span></text:p>
      <text:p text:style-name="Standard"><text:span text:style-name="T4">по</text:span><text:span text:style-name="T3"> защите</text:span><text:span text:style-name="T5"> диссертации Адхамовой Амины Шухратовны</text:span><text:span text:style-name="T3"> </text:span><text:span text:style-name="T6">присутствовали: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"><text:span text:style-name="T2">Фамилия И.О.</text:span></text:p>
          </table:table-cell>
          <table:table-cell table:style-name="Table1.A1" office:value-type="string">
            <text:p text:style-name="P1"><text:span text:style-name="T10">Ученая степень, шифр специальности в совете</text:span></text:p>
          </table:table-cell>
          <table:table-cell table:style-name="Table1.A1" office:value-type="string">
            <text:p text:style-name="P1"><text:span text:style-name="T1">Явка на заседание </text:span><text:span text:style-name="T9">(подпись)</text:span></text:p>
          </table:table-cell>
          <table:table-cell table:style-name="Table1.D1" office:value-type="string">
            <text:p text:style-name="P3">Получение бюллетеня</text:p>
            <text:p text:style-name="P8">(подпись)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ext:soft-page-break/>
        <table:table-row table:style-name="Table2.1">
          <table:table-cell table:style-name="Table2.A1" office:value-type="string">
            <text:p text:style-name="P1"><text:span text:style-name="T9">Фамилия И.О.</text:span></text:p>
          </table:table-cell>
          <table:table-cell table:style-name="Table2.A1" office:value-type="string">
            <text:p text:style-name="P1"><text:span text:style-name="T11">Ученая степень, шифр специальности в совете</text:span></text:p>
          </table:table-cell>
          <table:table-cell table:style-name="Table2.A1" office:value-type="string">
            <text:p text:style-name="P1"><text:span text:style-name="T1">Явка на заседание </text:span><text:span text:style-name="T9">(подпись)</text:span></text:p>
          </table:table-cell>
          <table:table-cell table:style-name="Table2.D1" office:value-type="string">
            <text:p text:style-name="P3">Получение бюллетеня</text:p>
            <text:p text:style-name="P8">(подпись)</text:p>
          </table:table-cell>
        </table:table-row>
        <table:table-row table:style-name="Table2.1">
          <table:table-cell table:style-name="Table2.A1" office:value-type="string">
            <text:p text:style-name="Standard">Скубачевский А.Л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Россовский Л.Е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ин А.Ю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Апушкинская Д.Е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зродных С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сов О.В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райчев Г.Г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0"/>
            <text:p text:style-name="P9"/>
          </table:table-cell>
        </table:table-row>
        <table:table-row table:style-name="Table2.1">
          <table:table-cell table:style-name="Table2.A1" office:value-type="string">
            <text:p text:style-name="Standard">Буренков В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Галахов Е.И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Муравник А.Б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чин В.М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кбаев В.Ж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Трещев Д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Фаминский А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Шерстюков В.Б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</table:table>
      <text:p text:style-name="Standard"/>
      <text:p text:style-name="P4">Ученый секретарь</text:p>
      <text:p text:style-name="Standard"><text:span text:style-name="T5">диссертационного совета _________ <text:s text:c="54"/>Савин А.Ю.</text:span></text:p>
      <text:p text:style-name="Standard"><text:span text:style-name="T5"><text:tab/><text:tab/><text:tab/><text:tab/><text:tab/><text:tab/><text:tab/> </text:span></text:p>
      <text:p text:style-name="P4"/>
      <text:p text:style-name="P12"/>
      <text:p text:style-name="P5">ЯВОЧНЫЙ ЛИСТ</text:p>
      <text:p text:style-name="P5"/>
      <text:p text:style-name="P7"><text:span text:style-name="T5">к протоколу № 8</text:span></text:p>
      <text:p text:style-name="P11"><text:span text:style-name="T5">17 декабря 2024 г. <text:s/></text:span></text:p>
      <text:p text:style-name="P5"/>
      <text:p text:style-name="Standard"><text:span text:style-name="T5">На заседания диссертационного совета ПДС 0200.005 <text:s/></text:span></text:p>
      <text:p text:style-name="Standard"><text:span text:style-name="T4">по</text:span><text:span text:style-name="T3"> защите</text:span><text:span text:style-name="T5"> диссертации Болтачева Андрея Владимировича</text:span><text:span text:style-name="T3"> </text:span><text:span text:style-name="T6">присутствовали:</text:span>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1"><text:span text:style-name="T2">Фамилия И.О.</text:span></text:p>
          </table:table-cell>
          <table:table-cell table:style-name="Table3.A1" office:value-type="string">
            <text:p text:style-name="P1"><text:span text:style-name="T10">Ученая степень, шифр специальности в совете</text:span></text:p>
          </table:table-cell>
          <table:table-cell table:style-name="Table3.A1" office:value-type="string">
            <text:p text:style-name="P1"><text:span text:style-name="T1">Явка на заседание </text:span><text:span text:style-name="T9">(подпись)</text:span></text:p>
          </table:table-cell>
          <table:table-cell table:style-name="Table3.D1" office:value-type="string">
            <text:p text:style-name="P3">Получение бюллетеня</text:p>
            <text:p text:style-name="P8">(подпись)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ext:soft-page-break/>
        <table:table-row table:style-name="Table4.1">
          <table:table-cell table:style-name="Table4.A1" office:value-type="string">
            <text:p text:style-name="P1"><text:span text:style-name="T9">Фамилия И.О.</text:span></text:p>
          </table:table-cell>
          <table:table-cell table:style-name="Table4.A1" office:value-type="string">
            <text:p text:style-name="P1"><text:span text:style-name="T11">Ученая степень, шифр специальности в совете</text:span></text:p>
          </table:table-cell>
          <table:table-cell table:style-name="Table4.A1" office:value-type="string">
            <text:p text:style-name="P1"><text:span text:style-name="T1">Явка на заседание </text:span><text:span text:style-name="T9">(подпись)</text:span></text:p>
          </table:table-cell>
          <table:table-cell table:style-name="Table4.D1" office:value-type="string">
            <text:p text:style-name="P3">Получение бюллетеня</text:p>
            <text:p text:style-name="P8">(подпись)</text:p>
          </table:table-cell>
        </table:table-row>
        <table:table-row table:style-name="Table4.1">
          <table:table-cell table:style-name="Table4.A1" office:value-type="string">
            <text:p text:style-name="Standard">Скубачевский А.Л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Россовский Л.Е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Савин А.Ю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Апушкинская Д.Е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Безродных С.И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Бесов О.В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Брайчев Г.Г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10"/>
            <text:p text:style-name="P9"/>
          </table:table-cell>
        </table:table-row>
        <table:table-row table:style-name="Table4.1">
          <table:table-cell table:style-name="Table4.A1" office:value-type="string">
            <text:p text:style-name="Standard">Буренков В.И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Галахов Е.И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Муравник А.Б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Савчин В.М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Сакбаев В.Ж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Трещев Д.В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Фаминский А.В.</text:p>
          </table:table-cell>
          <table:table-cell table:style-name="Table4.A1" office:value-type="string">
            <text:p text:style-name="P1">д.ф.-м.н., 1.1.2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  <table:table-row table:style-name="Table4.1">
          <table:table-cell table:style-name="Table4.A1" office:value-type="string">
            <text:p text:style-name="Standard">Шерстюков В.Б.</text:p>
          </table:table-cell>
          <table:table-cell table:style-name="Table4.A1" office:value-type="string">
            <text:p text:style-name="P1">д.ф.-м.н., 1.1.1.</text:p>
          </table:table-cell>
          <table:table-cell table:style-name="Table4.A1" office:value-type="string">
            <text:p text:style-name="P2"/>
          </table:table-cell>
          <table:table-cell table:style-name="Table4.D1" office:value-type="string">
            <text:p text:style-name="P2"/>
            <text:p text:style-name="P1"/>
          </table:table-cell>
        </table:table-row>
      </table:table>
      <text:p text:style-name="Standard"/>
      <text:p text:style-name="P4">Ученый секретарь</text:p>
      <text:p text:style-name="Standard"><text:span text:style-name="T5">диссертационного совета _________ <text:s text:c="48"/>Россовский Л.Е.</text:span></text:p>
      <text:p text:style-name="Standard"><text:span text:style-name="T5"><text:tab/><text:tab/><text:tab/><text:tab/><text:tab/><text:tab/><text:tab/> </text:span></text:p>
      <text:p text:style-name="P4"/>
      <text:p text:style-name="P12"/>
      <text:p text:style-name="P5">ЯВОЧНЫЙ ЛИСТ</text:p>
      <text:p text:style-name="P5"/>
      <text:p text:style-name="P7"><text:span text:style-name="T5">к протоколу № </text:span><text:span text:style-name="T7">9</text:span></text:p>
      <text:p text:style-name="P11"><text:span text:style-name="T5">17 декабря 2024 г. <text:s/></text:span></text:p>
      <text:p text:style-name="P5"/>
      <text:p text:style-name="Standard"><text:span text:style-name="T5">На заседания диссертационного совета ПДС 0200.005 <text:s/></text:span></text:p>
      <text:p text:style-name="Standard"><text:span text:style-name="T4">по</text:span><text:span text:style-name="T3"> защите</text:span><text:span text:style-name="T5"> диссертации Сенуси Марьям Абделькадеровны</text:span><text:span text:style-name="T3"> </text:span><text:span text:style-name="T6">присутствовали:</text:span>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5.1">
          <table:table-cell table:style-name="Table5.A1" office:value-type="string">
            <text:p text:style-name="P1"><text:span text:style-name="T2">Фамилия И.О.</text:span></text:p>
          </table:table-cell>
          <table:table-cell table:style-name="Table5.A1" office:value-type="string">
            <text:p text:style-name="P1"><text:span text:style-name="T10">Ученая степень, шифр специальности в совете</text:span></text:p>
          </table:table-cell>
          <table:table-cell table:style-name="Table5.A1" office:value-type="string">
            <text:p text:style-name="P1"><text:span text:style-name="T1">Явка на заседание </text:span><text:span text:style-name="T9">(подпись)</text:span></text:p>
          </table:table-cell>
          <table:table-cell table:style-name="Table5.D1" office:value-type="string">
            <text:p text:style-name="P3">Получение бюллетеня</text:p>
            <text:p text:style-name="P8">(подпись)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ext:soft-page-break/>
        <table:table-row table:style-name="Table6.1">
          <table:table-cell table:style-name="Table6.A1" office:value-type="string">
            <text:p text:style-name="P1"><text:span text:style-name="T9">Фамилия И.О.</text:span></text:p>
          </table:table-cell>
          <table:table-cell table:style-name="Table6.A1" office:value-type="string">
            <text:p text:style-name="P1"><text:span text:style-name="T11">Ученая степень, шифр специальности в совете</text:span></text:p>
          </table:table-cell>
          <table:table-cell table:style-name="Table6.A1" office:value-type="string">
            <text:p text:style-name="P1"><text:span text:style-name="T1">Явка на заседание </text:span><text:span text:style-name="T9">(подпись)</text:span></text:p>
          </table:table-cell>
          <table:table-cell table:style-name="Table6.D1" office:value-type="string">
            <text:p text:style-name="P3">Получение бюллетеня</text:p>
            <text:p text:style-name="P8">(подпись)</text:p>
          </table:table-cell>
        </table:table-row>
        <table:table-row table:style-name="Table6.1">
          <table:table-cell table:style-name="Table6.A1" office:value-type="string">
            <text:p text:style-name="Standard">Скубачевский А.Л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Россовский Л.Е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Савин А.Ю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Апушкинская Д.Е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Безродных С.И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Бесов О.В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Брайчев Г.Г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10"/>
            <text:p text:style-name="P9"/>
          </table:table-cell>
        </table:table-row>
        <table:table-row table:style-name="Table6.1">
          <table:table-cell table:style-name="Table6.A1" office:value-type="string">
            <text:p text:style-name="Standard">Буренков В.И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Галахов Е.И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Муравник А.Б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Савчин В.М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Сакбаев В.Ж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Трещев Д.В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Фаминский А.В.</text:p>
          </table:table-cell>
          <table:table-cell table:style-name="Table6.A1" office:value-type="string">
            <text:p text:style-name="P1">д.ф.-м.н., 1.1.2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  <table:table-row table:style-name="Table6.1">
          <table:table-cell table:style-name="Table6.A1" office:value-type="string">
            <text:p text:style-name="Standard">Шерстюков В.Б.</text:p>
          </table:table-cell>
          <table:table-cell table:style-name="Table6.A1" office:value-type="string">
            <text:p text:style-name="P1">д.ф.-м.н., 1.1.1.</text:p>
          </table:table-cell>
          <table:table-cell table:style-name="Table6.A1" office:value-type="string">
            <text:p text:style-name="P2"/>
          </table:table-cell>
          <table:table-cell table:style-name="Table6.D1" office:value-type="string">
            <text:p text:style-name="P2"/>
            <text:p text:style-name="P1"/>
          </table:table-cell>
        </table:table-row>
      </table:table>
      <text:p text:style-name="Standard"/>
      <text:p text:style-name="P4">Ученый секретарь</text:p>
      <text:p text:style-name="Standard"><text:span text:style-name="T5">диссертационного совета _________ <text:s text:c="54"/>Савин А.Ю.</text:span></text:p>
      <text:p text:style-name="Standard"><text:span text:style-name="T5"><text:tab/><text:tab/><text:tab/><text:tab/><text:tab/><text:tab/><text:tab/> </text:span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24-12-10T11:31:00</meta:creation-date>
    <dc:creator>Anton Savin</dc:creator>
    <dc:date>2024-12-10T11:32:00</dc:date>
    <meta:print-date>2013-06-20T18:26:00</meta:print-date>
    <meta:editing-cycles>3</meta:editing-cycles>
    <meta:editing-duration>PT1M</meta:editing-duration>
    <meta:document-statistic meta:table-count="6" meta:image-count="0" meta:object-count="0" meta:page-count="6" meta:paragraph-count="144" meta:word-count="360" meta:character-count="2865" meta:non-whitespace-character-count="2454"/>
    <meta:generator>LibreOffice/6.0.7.3$Linux_X86_64 LibreOffice_project/dc89aa7a9eabfd848af146d5086077aeed2ae4a5</meta:generator>
  </office:meta>
</office:document-meta>
</file>